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Courier" svg:font-family="Courier, 'Courier New'" style:font-family-generic="modern"/>
    <style:font-face style:name="Times-Bold" svg:font-family="Times-Bol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3.551cm" table:align="margins" style:writing-mode="lr-tb"/>
    </style:style>
    <style:style style:name="Table1.A" style:family="table-column">
      <style:table-column-properties style:column-width="2.175cm" style:rel-column-width="918*"/>
    </style:style>
    <style:style style:name="Table1.B" style:family="table-column">
      <style:table-column-properties style:column-width="20.048cm" style:rel-column-width="8460*"/>
    </style:style>
    <style:style style:name="Table1.C" style:family="table-column">
      <style:table-column-properties style:column-width="2.773cm" style:rel-column-width="1170*"/>
    </style:style>
    <style:style style:name="Table1.D" style:family="table-column">
      <style:table-column-properties style:column-width="8.555cm" style:rel-column-width="3610*"/>
    </style:style>
    <style:style style:name="Table1.1" style:family="table-row">
      <style:table-row-properties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fo:font-weight="bold" style:font-weight-asian="bold"/>
    </style:style>
    <style:style style:name="P3" style:family="paragraph" style:parent-style-name="Standard" style:list-style-name="WW8Num2">
      <style:paragraph-properties style:snap-to-layout-grid="false"/>
      <style:text-properties fo:font-weight="bold" style:font-weight-asian="bold"/>
    </style:style>
    <style:style style:name="P4" style:family="paragraph" style:parent-style-name="Standard" style:list-style-name="WW8Num2">
      <style:paragraph-properties style:snap-to-layout-grid="false"/>
    </style:style>
    <style:style style:name="P5" style:family="paragraph" style:parent-style-name="Standard">
      <style:paragraph-properties style:snap-to-layout-grid="false"/>
      <style:text-properties fo:color="#000000"/>
    </style:style>
    <style:style style:name="P6" style:family="paragraph" style:parent-style-name="Standard">
      <style:paragraph-properties style:snap-to-layout-grid="false"/>
      <style:text-properties style:font-name="Arial"/>
    </style:style>
    <style:style style:name="P7"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Courier"/>
    </style:style>
    <style:style style:name="T4" style:family="text">
      <style:text-properties style:font-name="Times-Bold"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aseRenewalManager Utility Requirements</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ID</text:p>
            </table:table-cell>
            <table:table-cell table:style-name="Table1.A1" office:value-type="string">
              <text:p text:style-name="P1"><text:span text:style-name="T1">LeaseRenewalManager Utility</text:span> <text:span text:style-name="T1">Requirement</text:span></text:p>
            </table:table-cell>
            <table:table-cell table:style-name="Table1.A1" office:value-type="string">
              <text:p text:style-name="P2">Section</text:p>
            </table:table-cell>
            <table:table-cell table:style-name="Table1.D1" office:value-type="string">
              <text:p text:style-name="P2">Comments</text:p>
            </table:table-cell>
          </table:table-row>
        </table:table-header-rows>
        <table:table-row table:style-name="Table1.1">
          <table:table-cell table:style-name="Table1.A1" office:value-type="string">
            <text:list text:style-name="WW8Num2">
              <text:list-item>
                <text:p text:style-name="P3"/>
              </text:list-item>
            </text:list>
          </table:table-cell>
          <table:table-cell table:style-name="Table1.A1" office:value-type="string">
            <text:p text:style-name="P1"><text:span text:style-name="T2">Methods of this class that accept </text:span><text:span text:style-name="T3">Lease.FOREVER </text:span><text:span text:style-name="T2">or </text:span><text:span text:style-name="T3">Lease.ANY </text:span><text:span text:style-name="T2">as the desired expiration time will treat </text:span><text:span text:style-name="T3">Lease.FOREVER </text:span><text:span text:style-name="T2">and </text:span><text:span text:style-name="T3">Lease.ANY </text:span><text:span text:style-name="T2">as semantically identical. That is, if either </text:span><text:span text:style-name="T3">Lease.FOREVER </text:span><text:span text:style-name="T2">or </text:span><text:span text:style-name="T3">Lease.ANY </text:span><text:span text:style-name="T2">is requested, renewal requests will be made indefinitely until a cancellation request is made.</text:span></text:p>
          </table:table-cell>
          <table:table-cell table:style-name="Table1.A1" office:value-type="string">
            <text:p text:style-name="P5">5.4</text:p>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When the </text:span><text:span text:style-name="T3">LeaseRenewalManager </text:span><text:span text:style-name="T2">makes a remote call (for example, when requesting the renewal of a lease), any invocations made on the methods of the </text:span><text:span text:style-name="T3">LeaseRenewalManager </text:span><text:span text:style-name="T2">will not be blocked.</text:span></text:p>
          </table:table-cell>
          <table:table-cell table:style-name="Table1.A1" office:value-type="string">
            <text:p text:style-name="P5">"</text:p>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Should the </text:span><text:span text:style-name="T3">LeaseRenewalManager </text:span><text:span text:style-name="T2">invoke a method on a registered listener (a local call), calls from that method to any method of the </text:span><text:span text:style-name="T3">LeaseRenewalManager </text:span><text:span text:style-name="T2">are guaranteed not to result in a deadlock condition.</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equals </text:span><text:span text:style-name="T2">method for this class returns true if and only if two instances of this class refer to the same object. That is, x and y are equal instances of this class if and only if x == y has the value </text:span><text:span text:style-name="T3">true</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first form of the constructor takes no arguments. This form of the constructor instantiates a </text:span><text:span text:style-name="T3">LeaseRenewalManager </text:span><text:span text:style-name="T2">object that initially manages no lease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second form of the constructor creates a </text:span><text:span text:style-name="T3">LeaseRenewalManager </text:span><text:span text:style-name="T2">that initially manages a single lease. This form of the constructor requires that a reference to the initial lease be supplied as an argument.</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second form of the constructor creates a </text:span><text:span text:style-name="T3">LeaseRenewalManager </text:span><text:span text:style-name="T2">that initially manages a single lease. This form of the constructor … also takes an </text:span><text:span text:style-name="T3">expiration </text:span><text:span text:style-name="T2">argument that represents the desired (absolute) time of expiration for the lease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second form of the constructor creates a </text:span><text:span text:style-name="T3">LeaseRenewalManager </text:span><text:span text:style-name="T2">that initially manages a single lease. This form of the constructor … a reference to a </text:span><text:span text:style-name="T3">LeaseListener </text:span><text:span text:style-name="T2">object that receives notifications of exceptional conditions occurring during renewal attempt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3"/>
              </text:list-item>
            </text:list>
          </table:table-cell>
          <table:table-cell table:style-name="Table1.A1" office:value-type="string">
            <text:p text:style-name="P1"><text:span text:style-name="T2">The </text:span><text:span text:style-name="T3">renewUntil </text:span><text:span text:style-name="T2">method adds a lease to the set of leases being managed by the </text:span><text:span text:style-name="T3">LeaseRenewalManager</text:span><text:span text:style-name="T2">. This method takes as arguments a reference to the lease to manage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Until </text:span><text:span text:style-name="T2">… </text:span></text:p>
          </table:table-cell>
          <table:table-cell table:style-name="Table1.A1" office:value-type="string">
            <text:p text:style-name="P5"/>
          </table:table-cell>
          <table:table-cell table:style-name="Table1.D1" office:value-type="string">
            <text:p text:style-name="P1">What happens if this reference is null?</text:p>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Until </text:span><text:span text:style-name="T2">method adds a lease to the set of leases being managed by the </text:span><text:span text:style-name="T3">LeaseRenewalManager</text:span><text:span text:style-name="T2">. This method takes as arguments … the desired (absolute) time of expiration of the lease…</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Until </text:span><text:span text:style-name="T2">…A value of </text:span><text:span text:style-name="T3">Lease.ANY </text:span><text:span text:style-name="T2">or </text:span><text:span text:style-name="T3">Lease.FOREVER </text:span><text:span text:style-name="T2">may be passed as the value of the </text:span><text:span text:style-name="T3">expiration </text:span><text:span text:style-name="T2">argument,</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Until </text:span><text:span text:style-name="T2">method adds a lease to the set of leases being managed by the </text:span><text:span text:style-name="T3">LeaseRenewalManager</text:span><text:span text:style-name="T2">. This method takes as arguments … a reference to the </text:span><text:span text:style-name="T3">LeaseListener </text:span><text:span text:style-name="T2">object that will receive notification of exceptional conditions when attempting lease renewal.</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Until </text:span><text:span text:style-name="T2">… and the </text:span><text:span text:style-name="T3">LeaseListener </text:span><text:span text:style-name="T2">argument may be </text:span><text:span text:style-name="T3">null</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Until … </text:span><text:span text:style-name="T2">If the lease input to this method is already in the set of managed leases, the listener object and the desired expiration associated with that lease will be replaced with the new listener and expiration.</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6">The lease will remain in the set of managed leases until …The lease expires</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lease will remain in the set of managed leases until …</text:span><text:span text:style-name="T4"> </text:span><text:span text:style-name="T2">The lease is cancelled</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lease will remain in the set of managed leases until …</text:span><text:span text:style-name="T4"> </text:span><text:span text:style-name="T2">An explicit removal of the lease from the set is requested</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lease will remain in the set of managed leases until …</text:span><text:span text:style-name="T4"> </text:span><text:span text:style-name="T2">An </text:span><text:span text:style-name="T3">UnknownLeaseException</text:span><text:span text:style-name="T2">,a </text:span><text:span text:style-name="T3">LeaseDeniedException</text:span><text:span text:style-name="T2">,or any other non-remote exception is received during a lease renewal attempt</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lease will remain in the set of managed leases until …</text:span><text:span text:style-name="T4"> </text:span><text:span text:style-name="T2">A (remote) </text:span><text:span text:style-name="T3">NoSuchObjectException </text:span><text:span text:style-name="T2">is received during a lease renewal attempt</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6">If the value input to this argument does indeed extend beyond the actual lease expiration time, then the lease will be systematically renewed at appropriate times until one of the conditions listed above occurs.</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6">If the value input is less than or equal to the actual expiration time, nothing will be done to modify the time when the lease actually expires. That is, the lease will not be renewed with an expiration time that is less than the originally granted expiratio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If a non-</text:span><text:span text:style-name="T3">null </text:span><text:span text:style-name="T2">object reference is passed in for the </text:span><text:span text:style-name="T3">LeaseListener </text:span><text:span text:style-name="T2">argument, the object will receive notification of exceptional conditions occurring upon a renewal attempt. In particular, exceptional conditions may include </text:span><text:span text:style-name="T3">UnknownLeaseException</text:span><text:span text:style-name="T2">, </text:span><text:span text:style-name="T3">LeaseDeniedException</text:span><text:span text:style-name="T2">, and </text:span><text:span text:style-name="T3">RemoteException</text:span><text:span text:style-name="T2">, as well as any other non-</text:span><text:span text:style-name="T3">RemoteException</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If a </text:span><text:span text:style-name="T3">RemoteException </text:span><text:span text:style-name="T2">occurs during a renewal request for a lease, renewal requests will continue to be made until either the lease is renewed, or the lease expiration time has been exceeded.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In the latter case, the first </text:span><text:span text:style-name="T3">RemoteException </text:span><text:span text:style-name="T2">received will be passed on to the </text:span><text:span text:style-name="T3">LeaseListener</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For </text:span><text:span text:style-name="T2">method adds a lease to the set of leases being managed by the </text:span><text:span text:style-name="T3">LeaseRenewalManager</text:span><text:span text:style-name="T2">. This method takes as input a reference to the lease to manage, a </text:span><text:span text:style-name="T3">long </text:span><text:span text:style-name="T2">value representing the desired duration of the lease, and a reference to a </text:span><text:span text:style-name="T3">LeaseListener </text:span><text:span text:style-name="T2">object that will receive notifications of exceptional conditions when attempting lease renewal. This method will test for arithmetic overflow in the duration parameter. Should such overflow be present, the duration will be set to</text:span></text:p>
            <text:p text:style-name="Standard"><text:span text:style-name="T3">Lease.FOREVER</text:span><text:span text:style-name="T2">. The semantics of this method are identical to those of the </text:span><text:span text:style-name="T3">renewUntil </text:span><text:span text:style-name="T2">method described above, with the expiration parameter of </text:span><text:span text:style-name="T3">renewUntil </text:span><text:span text:style-name="T2">set to a value of duration + current time (in millisecond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For </text:span><text:span text:style-name="T2">method adds a lease to the set of leases being managed by the </text:span><text:span text:style-name="T3">LeaseRenewalManager</text:span><text:span text:style-name="T2">. This method takes as input a reference to the lease to manage,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For </text:span><text:span text:style-name="T2">method adds a lease to the set of leases being managed by the </text:span><text:span text:style-name="T3">LeaseRenewalManager</text:span><text:span text:style-name="T2">. This method takes as input … a </text:span><text:span text:style-name="T3">long </text:span><text:span text:style-name="T2">value representing the desired duration of the lease,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is method will test for arithmetic overflow in the duration parameter. Should such overflow be present, the duration will be set to </text:span><text:span text:style-name="T3">Lease.FOREVER</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newFor </text:span><text:span text:style-name="T2">method adds a lease to the set of leases being managed by the </text:span><text:span text:style-name="T3">LeaseRenewalManager</text:span><text:span text:style-name="T2">. This method takes as input … a reference to a </text:span><text:span text:style-name="T3">LeaseListener </text:span><text:span text:style-name="T2">object that will receive notifications of exceptional conditions when attempting lease renewal.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semantics of this method are identical to those of the </text:span><text:span text:style-name="T3">renewUntil </text:span><text:span text:style-name="T2">method described above, with the expiration parameter of </text:span><text:span text:style-name="T3">renewUntil </text:span><text:span text:style-name="T2">set to a value of duration + current time (in millisecond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getExpiration </text:span><text:span text:style-name="T2">method returns the desired time of expiration requested for a particular lease, not the actual expiration that was originally granted when the lease was created. <text: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getExpiration </text:span><text:span text:style-name="T2">method … The only argument to this method is the reference to the lease object.</text:span></text:p>
          </table:table-cell>
          <table:table-cell table:style-name="Table1.A1" office:value-type="string">
            <text:p text:style-name="P5"/>
          </table:table-cell>
          <table:table-cell table:style-name="Table1.D1" office:value-type="string">
            <text:p text:style-name="P1">What about a null reference?</text:p>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getExpiration </text:span><text:span text:style-name="T2">method … If the lease is not in the set of managed leases, an </text:span><text:span text:style-name="T3">UnknownLeaseException </text:span><text:span text:style-name="T2">will be thrown.</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setExpiration </text:span><text:span text:style-name="T2">method replaces the current desired expiration of a given lease contained in the set of managed leases with a new desired expiration time.</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setExpiration </text:span><text:span text:style-name="T2">method … The only arguments to this method are the reference to the lease object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setExpiration </text:span><text:span text:style-name="T2">method … The only arguments to this method are … the new expiration time.</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setExpiration </text:span><text:span text:style-name="T2">method … If the lease is not in the set of managed leases, an </text:span><text:span text:style-name="T3">UnknownLeaseException </text:span><text:span text:style-name="T2">will be thrown.</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remove </text:span><text:span text:style-name="T2">method removes a given lease from the set of managed lease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6">The only argument to this method is the reference to the lease object.</text:p>
          </table:table-cell>
          <table:table-cell table:style-name="Table1.A1" office:value-type="string">
            <text:p text:style-name="P5"/>
          </table:table-cell>
          <table:table-cell table:style-name="Table1.D1" office:value-type="string">
            <text:p text:style-name="P1">What about null?</text:p>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If the lease is not in the set of managed leases, an </text:span><text:span text:style-name="T3">UnknownLeaseException </text:span><text:span text:style-name="T2">will be thrown.</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cancel </text:span><text:span text:style-name="T2">method both removes a given lease from the set of managed leases and cancels the given lease.</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cancel </text:span><text:span text:style-name="T2">method … The only argument to this method is the reference to the lease object. </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cancel </text:span><text:span text:style-name="T2">method … The only argument to this method is the reference to the lease object. If the lease is not in the set of managed leases, an </text:span><text:span text:style-name="T3">UnknownLeaseException </text:span><text:span text:style-name="T2">will be thrown.</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cancel </text:span><text:span text:style-name="T2">method … The only argument to this method is the reference to the lease object. Any exception (remote or non-remote) occurring during the cancellation of the lease will have no effect on the removal of the lease from the managed set. That is, even if an exception occurs during the </text:span><text:span text:style-name="T3">cancel </text:span><text:span text:style-name="T2">operation, the lease must have been removed from the managed set upon return from this method.</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cancel </text:span><text:span text:style-name="T2">method … The only argument to this method is the reference to the lease object. Any exception thrown by the </text:span><text:span text:style-name="T3">cancel </text:span><text:span text:style-name="T2">method of the lease object itself may also be thrown by this method.</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clear </text:span><text:span text:style-name="T2">method removes all leases from the set of managed leases. It does not request the cancellation of those leases. This method takes no argument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clear </text:span><text:span text:style-name="T2">method … It does not request the cancellation of those lease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LeaseListener </text:span><text:span text:style-name="T2">interface defines the mechanism through which an entity receives notification from the </text:span><text:span text:style-name="T3">LeaseRenewalManager </text:span><text:span text:style-name="T2">that … A lease has expired</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LeaseListener </text:span><text:span text:style-name="T2">interface defines the mechanism through which an entity receives notification from the </text:span><text:span text:style-name="T3">LeaseRenewalManager </text:span><text:span text:style-name="T2">that … A lease renewal request has been denied before the desired absolute expiration time of the lease was reached</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When either of the above events occurs, the </text:span><text:span text:style-name="T3">LeaseRenewalManager </text:span><text:span text:style-name="T2">will send an instance of </text:span><text:span text:style-name="T3">LeaseRenewalEvent </text:span><text:span text:style-name="T2">to that listener object.</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With respect to the lease referenced by the event sent to the listener, the </text:span><text:span text:style-name="T3">LeaseRenewalManager </text:span><text:span text:style-name="T2">will remove that lease prior to sending the </text:span><text:span text:style-name="T3">LeaseRenewalEvent</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LeaseRenewalEvent … </text:span><text:span text:style-name="T2">The </text:span><text:span text:style-name="T3">getLease </text:span><text:span text:style-name="T2">method returns a reference to the </text:span><text:span text:style-name="T3">Lease </text:span><text:span text:style-name="T2">object associated with the event. This method takes no argument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getExpiration </text:span><text:span text:style-name="T2">method returns a </text:span><text:span text:style-name="T3">long </text:span><text:span text:style-name="T2">value representing the desired absolute expiration of the </text:span><text:span text:style-name="T3">Lease </text:span><text:span text:style-name="T2">object associated with the event. This method takes no input arguments.</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The </text:span><text:span text:style-name="T3">getException </text:span><text:span text:style-name="T2">method returns the exception that caused the event to be sent.</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If the lease’s expiration time is reached before the </text:span><text:span text:style-name="T3">LeaseRenewalManager </text:span><text:span text:style-name="T2">can request renewal, a </text:span><text:span text:style-name="T3">LeaseRenewalEvent </text:span><text:span text:style-name="T2">will be sent with no associated exception. In this case, invoking this method will return </text:span><text:span text:style-name="T3">null</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If the </text:span><text:span text:style-name="T3">LeaseRenewalManager </text:span><text:span text:style-name="T2">sends a </text:span><text:span text:style-name="T3">LeaseRenewalEvent </text:span><text:span text:style-name="T2">because a renewal request was denied, this method will return </text:span><text:span text:style-name="T3">LeaseDeniedException</text:span><text:span text:style-name="T2">.</text:span></text:p>
          </table:table-cell>
          <table:table-cell table:style-name="Table1.A1" office:value-type="string">
            <text:p text:style-name="P5"/>
          </table:table-cell>
          <table:table-cell table:style-name="Table1.D1" office:value-type="string">
            <text:p text:style-name="P1"/>
          </table:table-cell>
        </table:table-row>
        <table:table-row table:style-name="Table1.1">
          <table:table-cell table:style-name="Table1.A1" office:value-type="string">
            <text:list text:style-name="WW8Num2" text:continue-numbering="true">
              <text:list-item>
                <text:p text:style-name="P4"/>
              </text:list-item>
            </text:list>
          </table:table-cell>
          <table:table-cell table:style-name="Table1.A1" office:value-type="string">
            <text:p text:style-name="P1"><text:span text:style-name="T2">If the </text:span><text:span text:style-name="T3">LeaseRenewalManager </text:span><text:span text:style-name="T2">sends a </text:span><text:span text:style-name="T3">LeaseRenewalEvent </text:span><text:span text:style-name="T2">because a renewal request could not be completed before the expiration of the lease, this method will return </text:span><text:span text:style-name="T3">UnknownLeaseException</text:span><text:span text:style-name="T2">.</text:span></text:p>
          </table:table-cell>
          <table:table-cell table:style-name="Table1.A1" office:value-type="string">
            <text:p text:style-name="P5"/>
          </table:table-cell>
          <table:table-cell table:style-name="Table1.D1" office:value-type="string">
            <text:p text:style-name="P1"/>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Courier" svg:font-family="Courier, 'Courier New'" style:font-family-generic="modern"/>
    <style:font-face style:name="Times-Bold" svg:font-family="Times-Bol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style:font-name="Times New Roman"/>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7$Build-9310</meta:generator>
    <dc:title>LeaseRenewalManager Utility Requirements</dc:title>
    <meta:initial-creator>SMI Software</meta:initial-creator>
    <meta:creation-date>2000-02-08T00:13:00</meta:creation-date>
    <dc:creator>Peter Firmstone</dc:creator>
    <dc:date>2013-01-01T15:22:47</dc:date>
    <meta:editing-cycles>1</meta:editing-cycles>
    <meta:editing-duration>PT1M0S</meta:editing-duration>
    <meta:user-defined meta:name="Info 1"/>
    <meta:user-defined meta:name="Info 2"/>
    <meta:user-defined meta:name="Info 3"/>
    <meta:user-defined meta:name="Info 4"/>
    <meta:document-statistic meta:table-count="1" meta:image-count="0" meta:object-count="0" meta:page-count="1" meta:paragraph-count="69" meta:word-count="1611" meta:character-count="10163"/>
  </office:meta>
</office:document-meta>
</file>